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D00000099986CA66F149867B6.png" manifest:media-type="image/png"/>
  <manifest:file-entry manifest:full-path="Pictures/1000000000000521000000AA880424D457A1D2AE.png" manifest:media-type="image/png"/>
  <manifest:file-entry manifest:full-path="Pictures/1000000000000528000000C8FF77EE2BB4C6E1E2.png" manifest:media-type="image/png"/>
  <manifest:file-entry manifest:full-path="Pictures/10000000000005220000009552128E8813F555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3697" officeooo:paragraph-rsid="001a36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</text:p>
      <text:p text:style-name="P1"/>
      <text:p text:style-name="P1"><draw:frame draw:style-name="fr1" draw:name="Figura1" text:anchor-type="paragraph" svg:width="17cm" svg:height="2.362cm" draw:z-index="0"><draw:image xlink:href="Pictures/100000000000044D00000099986CA66F149867B6.png" xlink:type="simple" xlink:show="embed" xlink:actuate="onLoad"/></draw:frame></text:p>
      <text:p text:style-name="Standard"><draw:frame draw:style-name="fr1" draw:name="Figura2" text:anchor-type="paragraph" svg:width="17cm" svg:height="2.575cm" draw:z-index="1"><draw:image xlink:href="Pictures/1000000000000528000000C8FF77EE2BB4C6E1E2.png" xlink:type="simple" xlink:show="embed" xlink:actuate="onLoad"/></draw:frame></text:p>
      <text:p text:style-name="Standard"><draw:frame draw:style-name="fr1" draw:name="Figura3" text:anchor-type="paragraph" svg:width="17cm" svg:height="1.926cm" draw:z-index="2"><draw:image xlink:href="Pictures/10000000000005220000009552128E8813F55511.png" xlink:type="simple" xlink:show="embed" xlink:actuate="onLoad"/></draw:frame></text:p>
      <text:p text:style-name="Standard"><draw:frame draw:style-name="fr1" draw:name="Figura4" text:anchor-type="paragraph" svg:width="17cm" svg:height="2.2cm" draw:z-index="3"><draw:image xlink:href="Pictures/1000000000000521000000AA880424D457A1D2AE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8:46:21.561000000</meta:creation-date>
    <dc:date>2018-03-29T09:35:36.115000000</dc:date>
    <meta:editing-duration>PT18M43S</meta:editing-duration>
    <meta:editing-cycles>4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1" meta:word-count="1" meta:character-count="2" meta:non-whitespace-character-count="2"/>
  </office:meta>
</office:document-meta>
</file>